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10.305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Mod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2,C9,C12,C14,C15</text:p>
          </table:table-cell>
          <table:table-cell office:value-type="string" calcext:value-type="string">
            <text:p>100nF 25V</text:p>
          </table:table-cell>
          <table:table-cell office:value-type="string" calcext:value-type="string">
            <text:p>35V X5R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7,C8,C11,C13</text:p>
          </table:table-cell>
          <table:table-cell office:value-type="string" calcext:value-type="string">
            <text:p>10µF 25V</text:p>
          </table:table-cell>
          <table:table-cell office:value-type="string" calcext:value-type="string">
            <text:p>35V X5R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µF 16V</text:p>
          </table:table-cell>
          <table:table-cell office:value-type="string" calcext:value-type="string">
            <text:p>35V X5R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,D9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https://www.littelfuse.com/~/media/electronics/datasheets/tvs_diode_arrays/littelfuse_tvs_diode_array_sm712_datasheet.pdf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2,D6</text:p>
          </table:table-cell>
          <table:table-cell office:value-type="string" calcext:value-type="string">
            <text:p>Green 1.8V 2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OD-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4,D8</text:p>
          </table:table-cell>
          <table:table-cell office:value-type="string" calcext:value-type="string">
            <text:p>Yellow 1.8V 2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ZA408B,125</text:p>
          </table:table-cell>
          <table:table-cell office:value-type="string" calcext:value-type="string">
            <text:p>https://assets.nexperia.com/documents/data-sheet/BZA408B.pdf</text:p>
          </table:table-cell>
          <table:table-cell office:value-type="string" calcext:value-type="string">
            <text:p>zVMCFootprints:SOT95P275X110-6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ed 1.8V 2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,J3</text:p>
          </table:table-cell>
          <table:table-cell office:value-type="string" calcext:value-type="string">
            <text:p>PTSA 1.5/3-3.5-Z</text:p>
          </table:table-cell>
          <table:table-cell office:value-type="string" calcext:value-type="string">
            <text:p>https://componentsearchengine.com/Datasheets/1/1985205.pdf</text:p>
          </table:table-cell>
          <table:table-cell office:value-type="string" calcext:value-type="string">
            <text:p>zVMCFootprints:Phoenix Contact PTSA 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4110GFA</text:p>
          </table:table-cell>
          <table:table-cell office:value-type="string" calcext:value-type="string">
            <text:p>https://www.mouser.com/catalog/specsheets/GCT_USB4110%20Product%20Drawing%20-%2020k%20cycles.pdf?_gl=1*14dx9mj*_gcl_aw*R0NMLjE3NTk0NzQxNjkuQ2p3S0NBand4ZmpHQmhBVUVpd0FLV1B3RHJGb2IybE9rOW0xRE5ESUlpT2Z3TzJ0TDA2VVJJdXo3RHFBUjBiTDhKTkJXUW1STU5JR0NSb0MwelFRQXZEX0J3RQ..*_gcl_au*MTg4NTk1MTI0MC4xNzU1Nzg2NTE3LjY1MzI0NTYyNi4xNzU5NDc0MTYxLjE3NTk0NzY4NDU.*_ga*NTY5MzcyNDI1LjE3NTU3ODY1MTk.*_ga_15W4STQT4T*czE3NTk0NzQxNDckbzE5JGcxJHQxNzU5NDc2ODkyJGo4JGwwJGgw</text:p>
          </table:table-cell>
          <table:table-cell office:value-type="string" calcext:value-type="string">
            <text:p>zVMCFootprints:GCT_USB4110GF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2,R22,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3,R2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4,R13,R19</text:p>
          </table:table-cell>
          <table:table-cell office:value-type="string" calcext:value-type="string">
            <text:p>75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5,R1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6,R7,R8,R9,R10,R11,R20,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14,R17,R18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15,R16</text:p>
          </table:table-cell>
          <table:table-cell office:value-type="string" calcext:value-type="string">
            <text:p>5.1k 1%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S07-667-30-BK-100-SMT-TR</text:p>
          </table:table-cell>
          <table:table-cell office:value-type="string" calcext:value-type="string">
            <text:p>https://www.mouser.fr/datasheet/3/6118/1/ts07.pdf</text:p>
          </table:table-cell>
          <table:table-cell office:value-type="string" calcext:value-type="string">
            <text:p>zVMCFootprints:CUI switch SW_TS07-667-30-BK-100-SMT-T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,U2</text:p>
          </table:table-cell>
          <table:table-cell office:value-type="string" calcext:value-type="string">
            <text:p>MAX3485</text:p>
          </table:table-cell>
          <table:table-cell office:value-type="string" calcext:value-type="string">
            <text:p>https://datasheets.maximintegrated.com/en/ds/MAX3483-MAX3491.pdf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ESP32-C6-WROOM-1</text:p>
          </table:table-cell>
          <table:table-cell office:value-type="string" calcext:value-type="string">
            <text:p>https://www.espressif.com/sites/default/files/documentation/esp32-c6-wroom-1_wroom-1u_datasheet_en.pdf</text:p>
          </table:table-cell>
          <table:table-cell office:value-type="string" calcext:value-type="string">
            <text:p>zVMCFootprints:ESP32-C6-WROOM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CP1826S-3302E/DB</text:p>
          </table:table-cell>
          <table:table-cell office:value-type="string" calcext:value-type="string">
            <text:p>https://www.analog.com/media/en/technical-documentation/data-sheets/1963aff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4T10:05:34.276740700</dc:date>
    <meta:editing-duration>PT57S</meta:editing-duration>
    <meta:editing-cycles>1</meta:editing-cycles>
    <meta:document-statistic meta:table-count="1" meta:cell-count="116" meta:object-count="0"/>
    <meta:generator>LibreOffice/25.2.5.2$Windows_X86_64 LibreOffice_project/03d19516eb2e1dd5d4ccd751a0d6f35f35e08022</meta:generator>
  </office:meta>
</office:document-meta>
</file>